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0pt" style:font-size-asian="8.75pt" style:font-size-complex="10pt"/>
    </style:style>
    <style:style style:name="P2" style:family="paragraph" style:parent-style-name="Standard">
      <style:text-properties fo:font-size="10pt" officeooo:rsid="00121542" officeooo:paragraph-rsid="00121542" style:font-size-asian="8.75pt" style:font-size-complex="10pt"/>
    </style:style>
    <style:style style:name="P3" style:family="paragraph" style:parent-style-name="Standard">
      <style:text-properties fo:font-size="10pt" officeooo:rsid="001445df" officeooo:paragraph-rsid="001445df" style:font-size-asian="8.75pt" style:font-size-complex="10pt"/>
    </style:style>
    <style:style style:name="P4" style:family="paragraph" style:parent-style-name="Standard">
      <style:text-properties fo:font-size="10pt" officeooo:rsid="001577ab" officeooo:paragraph-rsid="001577ab" style:font-size-asian="8.75pt" style:font-size-complex="10pt"/>
    </style:style>
    <style:style style:name="P5" style:family="paragraph" style:parent-style-name="Standard">
      <style:text-properties fo:font-size="12pt" fo:font-weight="bold" style:font-size-asian="12pt" style:font-weight-asian="bold" style:font-size-complex="12pt" style:font-weight-complex="bold"/>
    </style:style>
    <style:style style:name="P6" style:family="paragraph" style:parent-style-name="Standard">
      <style:paragraph-properties fo:break-before="page"/>
      <style:text-properties fo:font-size="12pt" fo:font-weight="bold" style:font-size-asian="12pt" style:font-weight-asian="bold" style:font-size-complex="12pt" style:font-weight-complex="bold"/>
    </style:style>
    <style:style style:name="T1" style:family="text">
      <style:text-properties officeooo:rsid="0013bbf7"/>
    </style:style>
    <style:style style:name="T2" style:family="text">
      <style:text-properties officeooo:rsid="001765a4"/>
    </style:style>
    <style:style style:name="T3" style:family="text">
      <style:text-properties officeooo:rsid="00195346"/>
    </styl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date style:data-style-name="N37" text:date-value="2021-10-28T11:15:49.849331681" text:fixed="true">10/28/21</text:date></text:p>
      <text:p text:style-name="P1">Contracts Wizard</text:p>
      <text:p text:style-name="P1">Use the interactive generator below to bootstrap your smart contract and learn about OpenZeppelin Contracts.</text:p>
      <text:p text:style-name="P1"><text:a xlink:type="simple" xlink:href="https://wizard.openzeppelin.com/#erc1155" text:style-name="Internet_20_link" text:visited-style-name="Visited_20_Internet_20_Link">https://wizard.openzeppelin.com/#erc1155</text:a> </text:p>
      <text:p text:style-name="P1"/>
      <text:p text:style-name="P4">===/== <text:a xlink:type="simple" xlink:href="https://wizard.openzeppelin.com/#erc20" text:style-name="Internet_20_link" text:visited-style-name="Visited_20_Internet_20_Link">ERC2</text:a><text:a xlink:type="simple" xlink:href="https://wizard.openzeppelin.com/#erc20" text:style-name="Internet_20_link" text:visited-style-name="Visited_20_Internet_20_Link"><text:span text:style-name="T2">0</text:span></text:a> ==/ == <text:a xlink:type="simple" xlink:href="https://wizard.openzeppelin.com/#erc721" text:style-name="Internet_20_link" text:visited-style-name="Visited_20_Internet_20_Link">ERC-721</text:a> ==/== <text:a xlink:type="simple" xlink:href="https://wizard.openzeppelin.com/#erc1155" text:style-name="Internet_20_link" text:visited-style-name="Visited_20_Internet_20_Link">ERC-1155</text:a> <text:span text:style-name="T3">==/== </text:span><text:a xlink:type="simple" xlink:href="https://wizard.openzeppelin.com/#governor" text:style-name="Internet_20_link" text:visited-style-name="Visited_20_Internet_20_Link"><text:span text:style-name="T3">Governor</text:span></text:a><text:span text:style-name="T3"> ==/===</text:span></text:p>
      <text:p text:style-name="P1"/>
      <text:p text:style-name="P2">===/==<text:span text:style-name="T1">copy to clip board</text:span>=/===</text:p>
      <text:p text:style-name="P2">===/===/===</text:p>
      <text:p text:style-name="P2">===/==<text:a xlink:type="simple" xlink:href="https://remix.ethereum.org/?#code=Ly8gU1BEWC1MaWNlbnNlLUlkZW50aWZpZXI6IE1JVApwcmFnbWEgc29saWRpdHkgXjAuOC4yOwoKaW1wb3J0ICJAb3BlbnplcHBlbGluL2NvbnRyYWN0cy11cGdyYWRlYWJsZUA0LjMuMi90b2tlbi9FUkMxMTU1L0VSQzExNTVVcGdyYWRlYWJsZS5zb2wiOwppbXBvcnQgIkBvcGVuemVwcGVsaW4vY29udHJhY3RzLXVwZ3JhZGVhYmxlQDQuMy4yL2FjY2Vzcy9Pd25hYmxlVXBncmFkZWFibGUuc29sIjsKaW1wb3J0ICJAb3BlbnplcHBlbGluL2NvbnRyYWN0cy11cGdyYWRlYWJsZUA0LjMuMi9zZWN1cml0eS9QYXVzYWJsZVVwZ3JhZGVhYmxlLnNvbCI7CmltcG9ydCAiQG9wZW56ZXBwZWxpbi9jb250cmFjdHMtdXBncmFkZWFibGVANC4zLjIvdG9rZW4vRVJDMTE1NS9leHRlbnNpb25zL0VSQzExNTVCdXJuYWJsZVVwZ3JhZGVhYmxlLnNvbCI7CmltcG9ydCAiQG9wZW56ZXBwZWxpbi9jb250cmFjdHMtdXBncmFkZWFibGVANC4zLjIvcHJveHkvdXRpbHMvSW5pdGlhbGl6YWJsZS5zb2wiOwppbXBvcnQgIkBvcGVuemVwcGVsaW4vY29udHJhY3RzLXVwZ3JhZGVhYmxlQDQuMy4yL3Byb3h5L3V0aWxzL1VVUFNVcGdyYWRlYWJsZS5zb2wiOwoKLy8vIEBjdXN0b206c2VjdXJpdHktY29udGFjdCBhcmFiaWM1OEBwcm90b25tYWlsLmNvbQpjb250cmFjdCBCb2JTQ2VsdGljX2FydCBpcyBJbml0aWFsaXphYmxlLCBFUkMxMTU1VXBncmFkZWFibGUsIE93bmFibGVVcGdyYWRlYWJsZSwgUGF1c2FibGVVcGdyYWRlYWJsZSwgRVJDMTE1NUJ1cm5hYmxlVXBncmFkZWFibGUsIFVVUFNVcGdyYWRlYWJsZSB7CiAgICAvLy8gQGN1c3RvbTpvei11cGdyYWRlcy11bnNhZmUtYWxsb3cgY29uc3RydWN0b3IKICAgIGNvbnN0cnVjdG9yKCkgaW5pdGlhbGl6ZXIge30KCiAgICBmdW5jdGlvbiBpbml0aWFsaXplKCkgaW5pdGlhbGl6ZXIgcHVibGljIHsKICAgICAgICBfX0VSQzExNTVfaW5pdCgiaHR0cHM6Ly9vcGVuc2VhLmlvL2NvbGxlY3Rpb24vY2VsdGljYXJ0aW5mbyIpOwogICAgICAgIF9fT3duYWJsZV9pbml0KCk7CiAgICAgICAgX19QYXVzYWJsZV9pbml0KCk7CiAgICAgICAgX19FUkMxMTU1QnVybmFibGVfaW5pdCgpOwogICAgICAgIF9fVVVQU1VwZ3JhZGVhYmxlX2luaXQoKTsKICAgIH0KCiAgICBmdW5jdGlvbiBzZXRVUkkoc3RyaW5nIG1lbW9yeSBuZXd1cmkpIHB1YmxpYyBvbmx5T3duZXIgewogICAgICAgIF9zZXRVUkkobmV3dXJpKTsKICAgIH0KCiAgICBmdW5jdGlvbiBwYXVzZSgpIHB1YmxpYyBvbmx5T3duZXIgewogICAgICAgIF9wYXVzZSgpOwogICAgfQoKICAgIGZ1bmN0aW9uIHVucGF1c2UoKSBwdWJsaWMgb25seU93bmVyIHsKICAgICAgICBfdW5wYXVzZSgpOwogICAgfQoKICAgIGZ1bmN0aW9uIG1pbnQoYWRkcmVzcyBhY2NvdW50LCB1aW50MjU2IGlkLCB1aW50MjU2IGFtb3VudCwgYnl0ZXMgbWVtb3J5IGRhdGEpCiAgICAgICAgcHVibGljCiAgICAgICAgb25seU93bmVyCiAgICB7CiAgICAgICAgX21pbnQoYWNjb3VudCwgaWQsIGFtb3VudCwgZGF0YSk7CiAgICB9CgogICAgZnVuY3Rpb24gbWludEJhdGNoKGFkZHJlc3MgdG8sIHVpbnQyNTZbXSBtZW1vcnkgaWRzLCB1aW50MjU2W10gbWVtb3J5IGFtb3VudHMsIGJ5dGVzIG1lbW9yeSBkYXRhKQogICAgICAgIHB1YmxpYwogICAgICAgIG9ubHlPd25lcgogICAgewogICAgICAgIF9taW50QmF0Y2godG8sIGlkcywgYW1vdW50cywgZGF0YSk7CiAgICB9CgogICAgZnVuY3Rpb24gX2JlZm9yZVRva2VuVHJhbnNmZXIoYWRkcmVzcyBvcGVyYXRvciwgYWRkcmVzcyBmcm9tLCBhZGRyZXNzIHRvLCB1aW50MjU2W10gbWVtb3J5IGlkcywgdWludDI1NltdIG1lbW9yeSBhbW91bnRzLCBieXRlcyBtZW1vcnkgZGF0YSkKICAgICAgICBpbnRlcm5hbAogICAgICAgIHdoZW5Ob3RQYXVzZWQKICAgICAgICBvdmVycmlkZQogICAgewogICAgICAgIHN1cGVyLl9iZWZvcmVUb2tlblRyYW5zZmVyKG9wZXJhdG9yLCBmcm9tLCB0bywgaWRzLCBhbW91bnRzLCBkYXRhKTsKICAgIH0KCiAgICBmdW5jdGlvbiBfYXV0aG9yaXplVXBncmFkZShhZGRyZXNzIG5ld0ltcGxlbWVudGF0aW9uKQogICAgICAgIGludGVybmFsCiAgICAgICAgb25seU93bmVyCiAgICAgICAgb3ZlcnJpZGUKICAgIHt9Cn0K&amp;optimize=false&amp;runs=200&amp;evmVersion=null&amp;version=soljson-v0.8.7+commit.e28d00a7.js" text:style-name="Internet_20_link" text:visited-style-name="Visited_20_Internet_20_Link">Open in REMIX</text:a>=/===</text:p>
      <text:p text:style-name="P3">===/== Download=/===</text:p>
      <text:p text:style-name="P1">// SPDX-License-Identifier: MIT</text:p>
      <text:p text:style-name="P1">pragma solidity ^0.8.2;</text:p>
      <text:p text:style-name="P1"/>
      <text:p text:style-name="P1">import "@openzeppelin/contracts-upgradeable/token/ERC1155/ERC1155Upgradeable.sol";</text:p>
      <text:p text:style-name="P1">import "@openzeppelin/contracts-upgradeable/access/OwnableUpgradeable.sol";</text:p>
      <text:p text:style-name="P1">import "@openzeppelin/contracts-upgradeable/security/PausableUpgradeable.sol";</text:p>
      <text:p text:style-name="P1">import "@openzeppelin/contracts-upgradeable/token/ERC1155/extensions/ERC1155BurnableUpgradeable.sol";</text:p>
      <text:p text:style-name="P1">import "@openzeppelin/contracts-upgradeable/proxy/utils/Initializable.sol";</text:p>
      <text:p text:style-name="P1">import "@openzeppelin/contracts-upgradeable/proxy/utils/UUPSUpgradeable.sol";</text:p>
      <text:p text:style-name="P1"/>
      <text:p text:style-name="P1">/// @custom:security-contact arabic58@protonmail.com</text:p>
      <text:p text:style-name="P1">contract BobSCeltic_art is Initializable, ERC1155Upgradeable, OwnableUpgradeable, PausableUpgradeable, ERC1155BurnableUpgradeable, UUPSUpgradeable {</text:p>
      <text:p text:style-name="P1"><text:s text:c="4"/>/// @custom:oz-upgrades-unsafe-allow constructor</text:p>
      <text:p text:style-name="P1"><text:s text:c="4"/>constructor() initializer {}</text:p>
      <text:p text:style-name="P1"/>
      <text:p text:style-name="P1"><text:s text:c="4"/>function initialize() initializer public {</text:p>
      <text:p text:style-name="P1"><text:s text:c="8"/>__ERC1155_init("https://opensea.io/collection/celticartinfo");</text:p>
      <text:p text:style-name="P1"><text:s text:c="8"/>__Ownable_init();</text:p>
      <text:p text:style-name="P1"><text:s text:c="8"/>__Pausable_init();</text:p>
      <text:p text:style-name="P1"><text:s text:c="8"/>__ERC1155Burnable_init();</text:p>
      <text:p text:style-name="P1"><text:s text:c="8"/>__UUPSUpgradeable_init();</text:p>
      <text:p text:style-name="P1"><text:s text:c="4"/>}</text:p>
      <text:p text:style-name="P1"/>
      <text:p text:style-name="P1"><text:s text:c="4"/>function setURI(string memory newuri) public onlyOwner {</text:p>
      <text:p text:style-name="P1"><text:s text:c="8"/>_setURI(newuri);</text:p>
      <text:p text:style-name="P1"><text:s text:c="4"/>}</text:p>
      <text:p text:style-name="P1"/>
      <text:p text:style-name="P1"><text:s text:c="4"/>function pause() public onlyOwner {</text:p>
      <text:p text:style-name="P1"><text:s text:c="8"/>_pause();</text:p>
      <text:p text:style-name="P1"><text:s text:c="4"/>}</text:p>
      <text:p text:style-name="P1"/>
      <text:p text:style-name="P1"><text:s text:c="4"/>function unpause() public onlyOwner {</text:p>
      <text:p text:style-name="P1"><text:s text:c="8"/>_unpause();</text:p>
      <text:p text:style-name="P1"><text:s text:c="4"/>}</text:p>
      <text:p text:style-name="P1"/>
      <text:p text:style-name="P1"><text:s text:c="4"/>function mint(address account, uint256 id, uint256 amount, bytes memory data)</text:p>
      <text:p text:style-name="P1"><text:s text:c="8"/>public</text:p>
      <text:p text:style-name="P1"><text:s text:c="8"/>onlyOwner</text:p>
      <text:p text:style-name="P1"><text:s text:c="4"/>{</text:p>
      <text:p text:style-name="P1"><text:s text:c="8"/>_mint(account, id, amount, data);</text:p>
      <text:p text:style-name="P1"><text:s text:c="4"/>}</text:p>
      <text:p text:style-name="P1"/>
      <text:p text:style-name="P1"><text:s text:c="4"/>function mintBatch(address to, uint256[] memory ids, uint256[] memory amounts, bytes memory data)</text:p>
      <text:p text:style-name="P1"><text:s text:c="8"/>public</text:p>
      <text:p text:style-name="P1"><text:s text:c="8"/>onlyOwner</text:p>
      <text:p text:style-name="P1"><text:s text:c="4"/>{</text:p>
      <text:p text:style-name="P1"><text:soft-page-break/><text:s text:c="8"/>_mintBatch(to, ids, amounts, data);</text:p>
      <text:p text:style-name="P1"><text:s text:c="4"/>}</text:p>
      <text:p text:style-name="P1"/>
      <text:p text:style-name="P1"><text:s text:c="4"/>function _beforeTokenTransfer(address operator, address from, address to, uint256[] memory ids, uint256[] memory amounts, bytes memory data)</text:p>
      <text:p text:style-name="P1"><text:s text:c="8"/>internal</text:p>
      <text:p text:style-name="P1"><text:s text:c="8"/>whenNotPaused</text:p>
      <text:p text:style-name="P1"><text:s text:c="8"/>override</text:p>
      <text:p text:style-name="P1"><text:s text:c="4"/>{</text:p>
      <text:p text:style-name="P1"><text:s text:c="8"/>super._beforeTokenTransfer(operator, from, to, ids, amounts, data);</text:p>
      <text:p text:style-name="P1"><text:s text:c="4"/>}</text:p>
      <text:p text:style-name="P1"/>
      <text:p text:style-name="P1"><text:s text:c="4"/>function _authorizeUpgrade(address newImplementation)</text:p>
      <text:p text:style-name="P1"><text:s text:c="8"/>internal</text:p>
      <text:p text:style-name="P1"><text:s text:c="8"/>onlyOwner</text:p>
      <text:p text:style-name="P1"><text:s text:c="8"/>override</text:p>
      <text:p text:style-name="P1"><text:s text:c="4"/>{}</text:p>
      <text:p text:style-name="P1">}</text:p>
      <text:p text:style-name="P1"/>
      <text:p text:style-name="P6">What is this?</text:p>
      <text:p text:style-name="P1">Contracts Wizard is an interface to interactively build a smart contract out of components from OpenZeppelin Contracts.</text:p>
      <text:p text:style-name="P1"/>
      <text:p text:style-name="P5">How can I use this?</text:p>
      <text:p text:style-name="P1">Select the kind of contract that you want (current support for ERC20 and ERC721), set your parameters and desired features (token name, symbol, premint amount, access control, etc.), and Contracts Wizard will generate all of the code necessary. The resulting code is ready to be compiled and deployed, or it can serve as a starting point and customized further with application specific logic.</text:p>
      <text:p text:style-name="P1"/>
      <text:p text:style-name="P5">What can I do with the code?</text:p>
      <text:p text:style-name="P1">There’s several options for how to proceed with it that will be useful in different circumstances. “Copy to Clipboard” as well as the standard “Download” will work well with local development workflows (such as using Hardhat or Truffle), whereas “Open in Remix” will be ideal for anyone working on Remix ID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8T11:15:35.092967922</meta:creation-date>
    <dc:date>2021-10-28T11:37:34.685201582</dc:date>
    <meta:editing-duration>PT11M45S</meta:editing-duration>
    <meta:editing-cycles>9</meta:editing-cycles>
    <meta:generator>LibreOffice/6.4.7.2$Linux_X86_64 LibreOffice_project/40$Build-2</meta:generator>
    <meta:document-statistic meta:table-count="0" meta:image-count="0" meta:object-count="0" meta:page-count="3" meta:paragraph-count="68" meta:word-count="329" meta:character-count="3223" meta:non-whitespace-character-count="2709"/>
  </office:meta>
</office:document-meta>
</file>